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E20000027ED64D2755.png" manifest:media-type="image/png"/>
  <manifest:file-entry manifest:full-path="Pictures/100000000000060A00000B3CEC942C76.png" manifest:media-type="image/png"/>
  <manifest:file-entry manifest:full-path="Pictures/1000000100000376000000B562469098.png" manifest:media-type="image/png"/>
  <manifest:file-entry manifest:full-path="Pictures/10000001000005DE000001411B1AAD58.png" manifest:media-type="image/png"/>
  <manifest:file-entry manifest:full-path="Pictures/10000001000005C1000000E6B628CF7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0008in" svg:y="0.0181in" svg:width="6.6929in" svg:height="1.0445in" draw:z-index="0"><draw:image xlink:href="Pictures/10000001000005C1000000E6B628CF7A.png" xlink:type="simple" xlink:show="embed" xlink:actuate="onLoad" draw:mime-type="image/png"/></draw:frame><draw:frame draw:style-name="fr1" draw:name="Image2" text:anchor-type="char" svg:x="-0.0008in" svg:y="1.3154in" svg:width="6.6929in" svg:height="1.3665in" draw:z-index="1"><draw:image xlink:href="Pictures/1000000100000376000000B562469098.png" xlink:type="simple" xlink:show="embed" xlink:actuate="onLoad" draw:mime-type="image/png"/></draw:frame><draw:frame draw:style-name="fr1" draw:name="Image3" text:anchor-type="char" svg:x="-0.0008in" svg:y="2.8016in" svg:width="6.6929in" svg:height="2.8354in" draw:z-index="2"><draw:image xlink:href="Pictures/10000001000005E20000027ED64D2755.png" xlink:type="simple" xlink:show="embed" xlink:actuate="onLoad" draw:mime-type="image/png"/></draw:frame><draw:frame draw:style-name="fr1" draw:name="Image4" text:anchor-type="char" svg:x="0.0299in" svg:y="5.8134in" svg:width="6.6929in" svg:height="1.4299in" draw:z-index="3"><draw:image xlink:href="Pictures/10000001000005DE000001411B1AAD58.png" xlink:type="simple" xlink:show="embed" xlink:actuate="onLoad" draw:mime-type="image/png"/></draw:frame></text:p>
      <text:p text:style-name="P1"><draw:frame draw:style-name="fr1" draw:name="Image5" text:anchor-type="char" svg:x="0.1799in" svg:y="-0.7874in" svg:width="6.2854in" svg:height="11.6929in" draw:z-index="4"><draw:image xlink:href="Pictures/100000000000060A00000B3CEC942C7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8T15:23:33.508290989</meta:creation-date>
    <dc:date>2026-04-08T15:33:13.248411195</dc:date>
    <meta:editing-duration>PT9M41S</meta:editing-duration>
    <meta:editing-cycles>1</meta:editing-cycles>
    <meta:document-statistic meta:table-count="0" meta:image-count="5" meta:object-count="0" meta:page-count="2" meta:paragraph-count="0" meta:word-count="0" meta:character-count="0" meta:non-whitespace-character-count="0"/>
    <meta:generator>LibreOffice/24.2.7.2$Linux_X86_64 LibreOffice_project/420$Build-2</meta:generator>
  </office:meta>
</office:document-meta>
</file>